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2.0618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8071in"/>
    </style:style>
    <style:style style:name="co10" style:family="table-column">
      <style:table-column-properties fo:break-before="auto" style:column-width="0.7319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beetles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tube_number</text:p>
          </table:table-cell>
          <table:table-cell office:value-type="string" calcext:value-type="string">
            <text:p>specimen_id</text:p>
          </table:table-cell>
          <table:table-cell table:style-name="Default" office:value-type="string" calcext:value-type="string">
            <text:p>date_collected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x</text:p>
          </table:table-cell>
          <table:table-cell table:style-name="Default" office:value-type="string" calcext:value-type="string">
            <text:p>date_dosed</text:p>
          </table:table-cell>
          <table:table-cell office:value-type="string" calcext:value-type="string">
            <text:p>treatment</text:p>
          </table:table-cell>
          <table:table-cell table:style-name="Default" office:value-type="string" calcext:value-type="string">
            <text:p>date_dead</text:p>
          </table:table-cell>
          <table:table-cell office:value-type="string" calcext:value-type="string">
            <text:p>pm_mites</text:p>
          </table:table-cell>
          <table:table-cell office:value-type="string" calcext:value-type="string">
            <text:p>pm_nema</text:p>
          </table:table-cell>
          <table:table-cell office:value-type="string" calcext:value-type="string">
            <text:p>pm_heartbeat</text:p>
          </table:table-cell>
        </table:table-row>
        <table:table-row table:style-name="ro1">
          <table:table-cell office:value-type="string" calcext:value-type="string">
            <text:p>EXTRA</text:p>
          </table:table-cell>
          <table:table-cell office:value-type="float" office:value="101" calcext:value-type="float">
            <text:p>101</text:p>
          </table:table-cell>
          <table:table-cell office:value-type="float" office:value="454" calcext:value-type="float">
            <text:p>454</text:p>
          </table:table-cell>
          <table:table-cell office:value-type="date" office:date-value="2023-08-21" calcext:value-type="date">
            <text:p>2023-08-2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V23B</text:p>
          </table:table-cell>
          <table:table-cell office:value-type="date" office:date-value="2023-10-19" calcext:value-type="date">
            <text:p>2023-10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RA</text:p>
          </table:table-cell>
          <table:table-cell office:value-type="float" office:value="102" calcext:value-type="float">
            <text:p>102</text:p>
          </table:table-cell>
          <table:table-cell office:value-type="float" office:value="445" calcext:value-type="float">
            <text:p>445</text:p>
          </table:table-cell>
          <table:table-cell office:value-type="date" office:date-value="2023-08-21" calcext:value-type="date">
            <text:p>2023-08-2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X2B</text:p>
          </table:table-cell>
          <table:table-cell office:value-type="date" office:date-value="2023-10-19" calcext:value-type="date">
            <text:p>2023-10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RA</text:p>
          </table:table-cell>
          <table:table-cell office:value-type="float" office:value="103" calcext:value-type="float">
            <text:p>103</text:p>
          </table:table-cell>
          <table:table-cell office:value-type="float" office:value="446" calcext:value-type="float">
            <text:p>446</text:p>
          </table:table-cell>
          <table:table-cell office:value-type="date" office:date-value="2023-08-21" calcext:value-type="date">
            <text:p>2023-08-2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DUG42</text:p>
          </table:table-cell>
          <table:table-cell office:value-type="date" office:date-value="2023-10-19" calcext:value-type="date">
            <text:p>2023-10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RA</text:p>
          </table:table-cell>
          <table:table-cell office:value-type="float" office:value="104" calcext:value-type="float">
            <text:p>104</text:p>
          </table:table-cell>
          <table:table-cell office:value-type="float" office:value="386" calcext:value-type="float">
            <text:p>386</text:p>
          </table:table-cell>
          <table:table-cell office:value-type="date" office:date-value="2023-08-16" calcext:value-type="date">
            <text:p>2023-08-16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X2B</text:p>
          </table:table-cell>
          <table:table-cell office:value-type="date" office:date-value="2023-10-19" calcext:value-type="date">
            <text:p>2023-10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date" office:date-value="2023-07-20" calcext:value-type="date">
            <text:p>2023-07-20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04" calcext:value-type="date">
            <text:p>2023-08-04</text:p>
          </table:table-cell>
          <table:table-cell office:value-type="string" calcext:value-type="string">
            <text:p>CONTROL</text:p>
          </table:table-cell>
          <table:table-cell office:value-type="date" office:date-value="2023-09-07" calcext:value-type="date">
            <text:p>2023-09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date" office:date-value="2023-07-20" calcext:value-type="date">
            <text:p>2023-07-20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DUG42</text:p>
          </table:table-cell>
          <table:table-cell office:value-type="date" office:date-value="2023-10-06" calcext:value-type="date">
            <text:p>2023-10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53" calcext:value-type="float">
            <text:p>53</text:p>
          </table:table-cell>
          <table:table-cell office:value-type="float" office:value="205" calcext:value-type="float">
            <text:p>205</text:p>
          </table:table-cell>
          <table:table-cell office:value-type="date" office:date-value="2023-08-02" calcext:value-type="date">
            <text:p>2023-08-02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15" calcext:value-type="date">
            <text:p>2023-08-15</text:p>
          </table:table-cell>
          <table:table-cell office:value-type="string" calcext:value-type="string">
            <text:p>X2B</text:p>
          </table:table-cell>
          <table:table-cell office:value-type="date" office:date-value="2023-10-06" calcext:value-type="date">
            <text:p>2023-10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54" calcext:value-type="float">
            <text:p>54</text:p>
          </table:table-cell>
          <table:table-cell office:value-type="float" office:value="441" calcext:value-type="float">
            <text:p>441</text:p>
          </table:table-cell>
          <table:table-cell office:value-type="date" office:date-value="2023-08-21" calcext:value-type="date">
            <text:p>2023-08-2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V23B</text:p>
          </table:table-cell>
          <table:table-cell office:value-type="date" office:date-value="2023-10-09" calcext:value-type="date">
            <text:p>2023-10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55" calcext:value-type="float">
            <text:p>55</text:p>
          </table:table-cell>
          <table:table-cell office:value-type="float" office:value="108" calcext:value-type="float">
            <text:p>108</text:p>
          </table:table-cell>
          <table:table-cell office:value-type="date" office:date-value="2023-07-24" calcext:value-type="date">
            <text:p>2023-07-24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CONTROL</text:p>
          </table:table-cell>
          <table:table-cell office:value-type="date" office:date-value="2023-10-09" calcext:value-type="date">
            <text:p>2023-10-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56" calcext:value-type="float">
            <text:p>56</text:p>
          </table:table-cell>
          <table:table-cell office:value-type="float" office:value="353" calcext:value-type="float">
            <text:p>353</text:p>
          </table:table-cell>
          <table:table-cell office:value-type="date" office:date-value="2023-08-14" calcext:value-type="date">
            <text:p>2023-08-14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PNG</text:p>
          </table:table-cell>
          <table:table-cell office:value-type="date" office:date-value="2023-10-09" calcext:value-type="date">
            <text:p>2023-10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date" office:date-value="2023-07-20" calcext:value-type="date">
            <text:p>2023-07-20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DUG42</text:p>
          </table:table-cell>
          <table:table-cell office:value-type="date" office:date-value="2023-10-09" calcext:value-type="date">
            <text:p>2023-10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date" office:date-value="2023-07-20" calcext:value-type="date">
            <text:p>2023-07-20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7-31" calcext:value-type="date">
            <text:p>2023-07-31</text:p>
          </table:table-cell>
          <table:table-cell office:value-type="string" calcext:value-type="string">
            <text:p>DUG42</text:p>
          </table:table-cell>
          <table:table-cell office:value-type="date" office:date-value="2023-10-09" calcext:value-type="date">
            <text:p>2023-10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date" office:date-value="2023-07-20" calcext:value-type="date">
            <text:p>2023-07-20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7-31" calcext:value-type="date">
            <text:p>2023-07-31</text:p>
          </table:table-cell>
          <table:table-cell office:value-type="string" calcext:value-type="string">
            <text:p>DUG42</text:p>
          </table:table-cell>
          <table:table-cell office:value-type="date" office:date-value="2023-10-09" calcext:value-type="date">
            <text:p>2023-10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date" office:date-value="2023-07-29" calcext:value-type="date">
            <text:p>2023-07-29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PNG</text:p>
          </table:table-cell>
          <table:table-cell office:value-type="date" office:date-value="2023-10-11" calcext:value-type="date">
            <text:p>2023-10-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date" office:date-value="2023-07-14" calcext:value-type="date">
            <text:p>2023-07-14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CONTROL</text:p>
          </table:table-cell>
          <table:table-cell office:value-type="date" office:date-value="2023-10-11" calcext:value-type="date">
            <text:p>2023-10-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62" calcext:value-type="float">
            <text:p>62</text:p>
          </table:table-cell>
          <table:table-cell office:value-type="float" office:value="444" calcext:value-type="float">
            <text:p>444</text:p>
          </table:table-cell>
          <table:table-cell office:value-type="date" office:date-value="2023-08-21" calcext:value-type="date">
            <text:p>2023-08-2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CONTROL</text:p>
          </table:table-cell>
          <table:table-cell office:value-type="date" office:date-value="2023-10-11" calcext:value-type="date">
            <text:p>2023-10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date" office:date-value="2023-07-17" calcext:value-type="date">
            <text:p>2023-07-17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V23B</text:p>
          </table:table-cell>
          <table:table-cell office:value-type="date" office:date-value="2023-10-11" calcext:value-type="date">
            <text:p>2023-10-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date" office:date-value="2023-07-24" calcext:value-type="date">
            <text:p>2023-07-24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DUG42</text:p>
          </table:table-cell>
          <table:table-cell office:value-type="date" office:date-value="2023-10-11" calcext:value-type="date">
            <text:p>2023-10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65" calcext:value-type="float">
            <text:p>65</text:p>
          </table:table-cell>
          <table:table-cell office:value-type="float" office:value="171" calcext:value-type="float">
            <text:p>171</text:p>
          </table:table-cell>
          <table:table-cell office:value-type="date" office:date-value="2023-07-29" calcext:value-type="date">
            <text:p>2023-07-29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15" calcext:value-type="date">
            <text:p>2023-08-15</text:p>
          </table:table-cell>
          <table:table-cell office:value-type="string" calcext:value-type="string">
            <text:p>PNG</text:p>
          </table:table-cell>
          <table:table-cell office:value-type="date" office:date-value="2023-10-11" calcext:value-type="date">
            <text:p>2023-10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date" office:date-value="2023-07-24" calcext:value-type="date">
            <text:p>2023-07-24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X2B</text:p>
          </table:table-cell>
          <table:table-cell office:value-type="date" office:date-value="2023-10-12" calcext:value-type="date">
            <text:p>2023-10-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office:value-type="date" office:date-value="2023-07-20" calcext:value-type="date">
            <text:p>2023-07-20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15" calcext:value-type="date">
            <text:p>2023-08-15</text:p>
          </table:table-cell>
          <table:table-cell office:value-type="string" calcext:value-type="string">
            <text:p>DUG42</text:p>
          </table:table-cell>
          <table:table-cell office:value-type="date" office:date-value="2023-10-12" calcext:value-type="date">
            <text:p>2023-10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68" calcext:value-type="float">
            <text:p>68</text:p>
          </table:table-cell>
          <table:table-cell office:value-type="float" office:value="181" calcext:value-type="float">
            <text:p>181</text:p>
          </table:table-cell>
          <table:table-cell office:value-type="date" office:date-value="2023-07-31" calcext:value-type="date">
            <text:p>2023-07-3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15" calcext:value-type="date">
            <text:p>2023-08-15</text:p>
          </table:table-cell>
          <table:table-cell office:value-type="string" calcext:value-type="string">
            <text:p>PNG</text:p>
          </table:table-cell>
          <table:table-cell table:style-name="Default"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69" calcext:value-type="float">
            <text:p>69</text:p>
          </table:table-cell>
          <table:table-cell office:value-type="float" office:value="175" calcext:value-type="float">
            <text:p>175</text:p>
          </table:table-cell>
          <table:table-cell office:value-type="date" office:date-value="2023-07-31" calcext:value-type="date">
            <text:p>2023-07-3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CONTROL</text:p>
          </table:table-cell>
          <table:table-cell office:value-type="date" office:date-value="2023-10-13" calcext:value-type="date">
            <text:p>2023-10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date" office:date-value="2023-07-24" calcext:value-type="date">
            <text:p>2023-07-24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15" calcext:value-type="date">
            <text:p>2023-08-15</text:p>
          </table:table-cell>
          <table:table-cell office:value-type="string" calcext:value-type="string">
            <text:p>DUG42</text:p>
          </table:table-cell>
          <table:table-cell office:value-type="date" office:date-value="2023-10-13" calcext:value-type="date">
            <text:p>2023-10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71" calcext:value-type="float">
            <text:p>71</text:p>
          </table:table-cell>
          <table:table-cell office:value-type="float" office:value="119" calcext:value-type="float">
            <text:p>119</text:p>
          </table:table-cell>
          <table:table-cell office:value-type="date" office:date-value="2023-07-24" calcext:value-type="date">
            <text:p>2023-07-24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15" calcext:value-type="date">
            <text:p>2023-08-15</text:p>
          </table:table-cell>
          <table:table-cell office:value-type="string" calcext:value-type="string">
            <text:p>V23B</text:p>
          </table:table-cell>
          <table:table-cell office:value-type="date" office:date-value="2023-10-13" calcext:value-type="date">
            <text:p>2023-10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72" calcext:value-type="float">
            <text:p>72</text:p>
          </table:table-cell>
          <table:table-cell office:value-type="float" office:value="192" calcext:value-type="float">
            <text:p>192</text:p>
          </table:table-cell>
          <table:table-cell office:value-type="date" office:date-value="2023-07-31" calcext:value-type="date">
            <text:p>2023-07-3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15" calcext:value-type="date">
            <text:p>2023-08-15</text:p>
          </table:table-cell>
          <table:table-cell office:value-type="string" calcext:value-type="string">
            <text:p>CONTROL</text:p>
          </table:table-cell>
          <table:table-cell office:value-type="date" office:date-value="2023-10-13" calcext:value-type="date">
            <text:p>2023-10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73" calcext:value-type="float">
            <text:p>73</text:p>
          </table:table-cell>
          <table:table-cell office:value-type="float" office:value="336" calcext:value-type="float">
            <text:p>336</text:p>
          </table:table-cell>
          <table:table-cell office:value-type="date" office:date-value="2023-08-14" calcext:value-type="date">
            <text:p>2023-08-14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DUG42</text:p>
          </table:table-cell>
          <table:table-cell office:value-type="date" office:date-value="2023-10-16" calcext:value-type="date">
            <text:p>2023-10-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74" calcext:value-type="float">
            <text:p>74</text:p>
          </table:table-cell>
          <table:table-cell office:value-type="float" office:value="177" calcext:value-type="float">
            <text:p>177</text:p>
          </table:table-cell>
          <table:table-cell office:value-type="date" office:date-value="2023-07-31" calcext:value-type="date">
            <text:p>2023-07-3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V23B</text:p>
          </table:table-cell>
          <table:table-cell office:value-type="date" office:date-value="2023-10-16" calcext:value-type="date">
            <text:p>2023-10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date" office:date-value="2023-07-17" calcext:value-type="date">
            <text:p>2023-07-17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7-31" calcext:value-type="date">
            <text:p>2023-07-31</text:p>
          </table:table-cell>
          <table:table-cell office:value-type="string" calcext:value-type="string">
            <text:p>CONTROL</text:p>
          </table:table-cell>
          <table:table-cell office:value-type="date" office:date-value="2023-10-16" calcext:value-type="date">
            <text:p>2023-10-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date" office:date-value="2023-07-20" calcext:value-type="date">
            <text:p>2023-07-20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7-31" calcext:value-type="date">
            <text:p>2023-07-31</text:p>
          </table:table-cell>
          <table:table-cell office:value-type="string" calcext:value-type="string">
            <text:p>DUG42</text:p>
          </table:table-cell>
          <table:table-cell office:value-type="date" office:date-value="2023-10-16" calcext:value-type="date">
            <text:p>2023-10-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date" office:date-value="2023-07-17" calcext:value-type="date">
            <text:p>2023-07-17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04" calcext:value-type="date">
            <text:p>2023-08-04</text:p>
          </table:table-cell>
          <table:table-cell office:value-type="string" calcext:value-type="string">
            <text:p>CONTROL</text:p>
          </table:table-cell>
          <table:table-cell office:value-type="date" office:date-value="2023-10-16" calcext:value-type="date">
            <text:p>2023-10-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78" calcext:value-type="float">
            <text:p>78</text:p>
          </table:table-cell>
          <table:table-cell office:value-type="float" office:value="143" calcext:value-type="float">
            <text:p>143</text:p>
          </table:table-cell>
          <table:table-cell office:value-type="date" office:date-value="2023-07-29" calcext:value-type="date">
            <text:p>2023-07-29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X2B</text:p>
          </table:table-cell>
          <table:table-cell office:value-type="date" office:date-value="2023-10-16" calcext:value-type="date">
            <text:p>2023-10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date" office:date-value="2023-07-24" calcext:value-type="date">
            <text:p>2023-07-24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CONTROL</text:p>
          </table:table-cell>
          <table:table-cell office:value-type="date" office:date-value="2023-10-16" calcext:value-type="date">
            <text:p>2023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80" calcext:value-type="float">
            <text:p>80</text:p>
          </table:table-cell>
          <table:table-cell office:value-type="float" office:value="197" calcext:value-type="float">
            <text:p>197</text:p>
          </table:table-cell>
          <table:table-cell office:value-type="date" office:date-value="2023-07-31" calcext:value-type="date">
            <text:p>2023-07-3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DUG42</text:p>
          </table:table-cell>
          <table:table-cell office:value-type="date" office:date-value="2023-10-16" calcext:value-type="date">
            <text:p>2023-10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81" calcext:value-type="float">
            <text:p>81</text:p>
          </table:table-cell>
          <table:table-cell office:value-type="float" office:value="343" calcext:value-type="float">
            <text:p>343</text:p>
          </table:table-cell>
          <table:table-cell office:value-type="date" office:date-value="2023-08-28" calcext:value-type="date">
            <text:p>2023-08-28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CONTROL</text:p>
          </table:table-cell>
          <table:table-cell office:value-type="date" office:date-value="2023-10-17" calcext:value-type="date">
            <text:p>2023-10-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82" calcext:value-type="float">
            <text:p>82</text:p>
          </table:table-cell>
          <table:table-cell office:value-type="float" office:value="374" calcext:value-type="float">
            <text:p>374</text:p>
          </table:table-cell>
          <table:table-cell office:value-type="date" office:date-value="2023-08-14" calcext:value-type="date">
            <text:p>2023-08-14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X2B</text:p>
          </table:table-cell>
          <table:table-cell office:value-type="date" office:date-value="2023-10-17" calcext:value-type="date">
            <text:p>2023-10-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date" office:date-value="2023-07-12" calcext:value-type="date">
            <text:p>2023-07-12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CONTROL</text:p>
          </table:table-cell>
          <table:table-cell office:value-type="date" office:date-value="2023-10-17" calcext:value-type="date">
            <text:p>2023-10-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84" calcext:value-type="float">
            <text:p>84</text:p>
          </table:table-cell>
          <table:table-cell office:value-type="float" office:value="208" calcext:value-type="float">
            <text:p>208</text:p>
          </table:table-cell>
          <table:table-cell office:value-type="date" office:date-value="2023-08-02" calcext:value-type="date">
            <text:p>2023-08-02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X2B</text:p>
          </table:table-cell>
          <table:table-cell office:value-type="date" office:date-value="2023-10-17" calcext:value-type="date">
            <text:p>2023-10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85" calcext:value-type="float">
            <text:p>85</text:p>
          </table:table-cell>
          <table:table-cell office:value-type="float" office:value="209" calcext:value-type="float">
            <text:p>209</text:p>
          </table:table-cell>
          <table:table-cell office:value-type="date" office:date-value="2023-08-02" calcext:value-type="date">
            <text:p>2023-08-02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24" calcext:value-type="date">
            <text:p>2023-08-24</text:p>
          </table:table-cell>
          <table:table-cell office:value-type="string" calcext:value-type="string">
            <text:p>PNG</text:p>
          </table:table-cell>
          <table:table-cell office:value-type="date" office:date-value="2023-10-17" calcext:value-type="date">
            <text:p>2023-10-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86" calcext:value-type="float">
            <text:p>86</text:p>
          </table:table-cell>
          <table:table-cell office:value-type="float" office:value="230" calcext:value-type="float">
            <text:p>230</text:p>
          </table:table-cell>
          <table:table-cell office:value-type="date" office:date-value="2023-08-04" calcext:value-type="date">
            <text:p>2023-08-04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PNG</text:p>
          </table:table-cell>
          <table:table-cell office:value-type="date" office:date-value="2023-10-17" calcext:value-type="date">
            <text:p>2023-10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87" calcext:value-type="float">
            <text:p>87</text:p>
          </table:table-cell>
          <table:table-cell office:value-type="float" office:value="248" calcext:value-type="float">
            <text:p>248</text:p>
          </table:table-cell>
          <table:table-cell office:value-type="date" office:date-value="2023-08-08" calcext:value-type="date">
            <text:p>2023-08-08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V23B</text:p>
          </table:table-cell>
          <table:table-cell office:value-type="date" office:date-value="2023-10-17" calcext:value-type="date">
            <text:p>2023-10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88" calcext:value-type="float">
            <text:p>88</text:p>
          </table:table-cell>
          <table:table-cell office:value-type="float" office:value="323" calcext:value-type="float">
            <text:p>323</text:p>
          </table:table-cell>
          <table:table-cell office:value-type="date" office:date-value="2023-08-11" calcext:value-type="date">
            <text:p>2023-08-1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V23B</text:p>
          </table:table-cell>
          <table:table-cell office:value-type="date" office:date-value="2023-10-18" calcext:value-type="date">
            <text:p>2023-10-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89" calcext:value-type="float">
            <text:p>89</text:p>
          </table:table-cell>
          <table:table-cell office:value-type="float" office:value="375" calcext:value-type="float">
            <text:p>375</text:p>
          </table:table-cell>
          <table:table-cell office:value-type="date" office:date-value="2023-08-16" calcext:value-type="date">
            <text:p>2023-08-16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PNG</text:p>
          </table:table-cell>
          <table:table-cell office:value-type="date" office:date-value="2023-10-19" calcext:value-type="date">
            <text:p>2023-10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90" calcext:value-type="float">
            <text:p>90</text:p>
          </table:table-cell>
          <table:table-cell office:value-type="float" office:value="400" calcext:value-type="float">
            <text:p>400</text:p>
          </table:table-cell>
          <table:table-cell office:value-type="date" office:date-value="2023-08-19" calcext:value-type="date">
            <text:p>2023-08-19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PNG</text:p>
          </table:table-cell>
          <table:table-cell office:value-type="date" office:date-value="2023-10-19" calcext:value-type="date">
            <text:p>2023-10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91" calcext:value-type="float">
            <text:p>91</text:p>
          </table:table-cell>
          <table:table-cell office:value-type="float" office:value="376" calcext:value-type="float">
            <text:p>376</text:p>
          </table:table-cell>
          <table:table-cell office:value-type="date" office:date-value="2023-08-16" calcext:value-type="date">
            <text:p>2023-08-16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X2B</text:p>
          </table:table-cell>
          <table:table-cell office:value-type="date" office:date-value="2023-10-19" calcext:value-type="date">
            <text:p>2023-10-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92" calcext:value-type="float">
            <text:p>92</text:p>
          </table:table-cell>
          <table:table-cell office:value-type="float" office:value="392" calcext:value-type="float">
            <text:p>392</text:p>
          </table:table-cell>
          <table:table-cell office:value-type="date" office:date-value="2023-08-19" calcext:value-type="date">
            <text:p>2023-08-19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CONTROL</text:p>
          </table:table-cell>
          <table:table-cell table:style-name="Default" office:value-type="string" calcext:value-type="string">
            <text:p>0000-00-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93" calcext:value-type="float">
            <text:p>93</text:p>
          </table:table-cell>
          <table:table-cell office:value-type="float" office:value="383" calcext:value-type="float">
            <text:p>383</text:p>
          </table:table-cell>
          <table:table-cell office:value-type="date" office:date-value="2023-08-16" calcext:value-type="date">
            <text:p>2023-08-16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V23B</text:p>
          </table:table-cell>
          <table:table-cell office:value-type="date" office:date-value="2023-10-19" calcext:value-type="date">
            <text:p>2023-10-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94" calcext:value-type="float">
            <text:p>94</text:p>
          </table:table-cell>
          <table:table-cell office:value-type="float" office:value="423" calcext:value-type="float">
            <text:p>423</text:p>
          </table:table-cell>
          <table:table-cell office:value-type="date" office:date-value="2023-08-21" calcext:value-type="date">
            <text:p>2023-08-2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PNG</text:p>
          </table:table-cell>
          <table:table-cell office:value-type="date" office:date-value="2023-10-19" calcext:value-type="date">
            <text:p>2023-10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95" calcext:value-type="float">
            <text:p>95</text:p>
          </table:table-cell>
          <table:table-cell office:value-type="float" office:value="437" calcext:value-type="float">
            <text:p>437</text:p>
          </table:table-cell>
          <table:table-cell office:value-type="date" office:date-value="2023-08-21" calcext:value-type="date">
            <text:p>2023-08-2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DUG42</text:p>
          </table:table-cell>
          <table:table-cell office:value-type="date" office:date-value="2023-10-19" calcext:value-type="date">
            <text:p>2023-10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96" calcext:value-type="float">
            <text:p>96</text:p>
          </table:table-cell>
          <table:table-cell office:value-type="float" office:value="416" calcext:value-type="float">
            <text:p>416</text:p>
          </table:table-cell>
          <table:table-cell office:value-type="date" office:date-value="2023-08-21" calcext:value-type="date">
            <text:p>2023-08-2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V23B</text:p>
          </table:table-cell>
          <table:table-cell office:value-type="date" office:date-value="2023-10-19" calcext:value-type="date">
            <text:p>2023-10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97" calcext:value-type="float">
            <text:p>97</text:p>
          </table:table-cell>
          <table:table-cell office:value-type="float" office:value="364" calcext:value-type="float">
            <text:p>364</text:p>
          </table:table-cell>
          <table:table-cell office:value-type="date" office:date-value="2023-08-14" calcext:value-type="date">
            <text:p>2023-08-14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PNG</text:p>
          </table:table-cell>
          <table:table-cell office:value-type="date" office:date-value="2023-10-19" calcext:value-type="date">
            <text:p>2023-10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98" calcext:value-type="float">
            <text:p>98</text:p>
          </table:table-cell>
          <table:table-cell office:value-type="float" office:value="451" calcext:value-type="float">
            <text:p>451</text:p>
          </table:table-cell>
          <table:table-cell office:value-type="date" office:date-value="2023-08-21" calcext:value-type="date">
            <text:p>2023-08-2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X2B</text:p>
          </table:table-cell>
          <table:table-cell office:value-type="date" office:date-value="2023-10-19" calcext:value-type="date">
            <text:p>2023-10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99" calcext:value-type="float">
            <text:p>99</text:p>
          </table:table-cell>
          <table:table-cell office:value-type="float" office:value="369" calcext:value-type="float">
            <text:p>369</text:p>
          </table:table-cell>
          <table:table-cell office:value-type="date" office:date-value="2023-08-14" calcext:value-type="date">
            <text:p>2023-08-14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f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X2B</text:p>
          </table:table-cell>
          <table:table-cell office:value-type="date" office:date-value="2023-10-19" calcext:value-type="date">
            <text:p>2023-10-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M 202309</text:p>
          </table:table-cell>
          <table:table-cell office:value-type="float" office:value="100" calcext:value-type="float">
            <text:p>100</text:p>
          </table:table-cell>
          <table:table-cell office:value-type="float" office:value="449" calcext:value-type="float">
            <text:p>449</text:p>
          </table:table-cell>
          <table:table-cell office:value-type="date" office:date-value="2023-08-21" calcext:value-type="date">
            <text:p>2023-08-21</text:p>
          </table:table-cell>
          <table:table-cell office:value-type="string" calcext:value-type="string">
            <text:p>Leo Palace Golf Course, Guam</text:p>
          </table:table-cell>
          <table:table-cell office:value-type="string" calcext:value-type="string">
            <text:p>m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PNG</text:p>
          </table:table-cell>
          <table:table-cell office:value-type="date" office:date-value="2023-10-19" calcext:value-type="date">
            <text:p>2023-10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55%" style:table-centering="both" style:writing-mode="lr-tb" style:print="charts drawings grid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>
        <text:p>Vials containing coconut rhinoceros beetle tissue samples</text:p>
        <text:p/>
        <text:p>Note: There are 2 tubes for each sample, one coded HISTO for histology and on coded MPG for DNA.</text:p>
        <text:p/>
        <text:p><text:span text:style-name="MT1">Prepared Oct. 24, 2023</text:span></text:p>
      </style:header-first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0-24T14:26:49.027574446</dc:date>
    <meta:editing-duration>PT15M4S</meta:editing-duration>
    <meta:editing-cycles>2</meta:editing-cycles>
    <meta:print-date>2023-10-24T14:20:28.605738988</meta:print-date>
    <meta:document-statistic meta:table-count="1" meta:cell-count="660" meta:object-count="0"/>
  </office:meta>
</office:document-meta>
</file>